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ntium Book Basic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videos to be made</text:p>
      <text:p text:style-name="P1">---</text:p>
      <text:p text:style-name="P1"/>
      <text:p text:style-name="P1">Theory:</text:p>
      <text:p text:style-name="P1">Born of Analysis of AP Palace at Tell Mozan, ancient Urkesh</text:p>
      <text:p text:style-name="P1">Voluemtric analysis of built space:</text:p>
      <text:p text:style-name="P1"><text:tab/>understanding process of construction</text:p>
      <text:p text:style-name="P1"><text:tab/>1) Chaine Operatoire</text:p>
      <text:p text:style-name="P1"><text:tab/>2) 3D Model</text:p>
      <text:p text:style-name="P1"><text:tab/>3) Algorithms</text:p>
      <text:p text:style-name="P1"/>
      <text:p text:style-name="P1">Algorithms of use in variety of constructions</text:p>
      <text:p text:style-name="P1"><text:tab/>EnCAB: name</text:p>
      <text:p text:style-name="P1"><text:tab/>Sources</text:p>
      <text:p text:style-name="P1"><text:tab/>Use in quantifying energy, difference in materials (cost)</text:p>
      <text:p text:style-name="P1"><text:tab/>Comparative: intra-typological or inter-typological</text:p>
      <text:p text:style-name="P1"><text:tab/>Comparative 2: Synchronic, Diachronic, inter-cultural</text:p>
      <text:p text:style-name="P1"/>
      <text:p text:style-name="P1">Critique</text:p>
      <text:p text:style-name="P1"><text:tab/>Sources from wide range of contexts</text:p>
      <text:p text:style-name="P1"><text:tab/>Same algorithms different sources, overlap, statistics</text:p>
      <text:p text:style-name="P1"/>
      <text:p text:style-name="P1"/>
      <text:p text:style-name="P1"/>
      <text:p text:style-name="P1"/>
      <text:p text:style-name="P1"/>
      <text:p text:style-name="P1"/>
      <text:p text:style-name="P1">Using EnCAB:</text:p>
      <text:p text:style-name="P1">1) algorithm pages</text:p>
      <text:p text:style-name="P1">2) algorithm chains</text:p>
      <text:p text:style-name="P1">3) understanding variability</text:p>
      <text:p text:style-name="P1">4) explanatory pages</text:p>
      <text:p text:style-name="P1">5) adding to EnC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50:24.276000000</meta:creation-date>
    <dc:date>2019-02-05T11:51:09.788000000</dc:date>
    <meta:editing-duration>PT45S</meta:editing-duration>
    <meta:editing-cycles>1</meta:editing-cycles>
    <meta:document-statistic meta:table-count="0" meta:image-count="0" meta:object-count="0" meta:page-count="1" meta:paragraph-count="24" meta:word-count="94" meta:character-count="658" meta:non-whitespace-character-count="577"/>
    <meta:generator>LibreOffice/6.1.4.2$Windows_X86_64 LibreOffice_project/9d0f32d1f0b509096fd65e0d4bec26ddd1938fd3</meta:generator>
  </office:meta>
</office:document-meta>
</file>